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Heading_20_1">
      <style:text-properties fo:color="#000000" loext:opacity="100%" style:font-name="Liberation Serif" fo:font-size="24pt" fo:font-weight="bold" officeooo:rsid="001bac80" officeooo:paragraph-rsid="001bac80" fo:background-color="transparent" style:font-name-asian="Noto Sans CJK SC" style:font-size-asian="24pt" style:font-weight-asian="bold" style:font-name-complex="Lohit Devanagari" style:font-size-complex="24pt" style:font-weight-complex="bold"/>
    </style:style>
    <style:style style:name="P2" style:family="paragraph" style:parent-style-name="Standard">
      <style:text-properties fo:color="#000000" loext:opacity="100%" officeooo:rsid="00113f19" officeooo:paragraph-rsid="001bac80" fo:background-color="transparent"/>
    </style:style>
    <style:style style:name="P3" style:family="paragraph" style:parent-style-name="Standard">
      <style:text-properties fo:color="#000000" loext:opacity="100%" officeooo:paragraph-rsid="001bac80" fo:background-color="transparent"/>
    </style:style>
    <style:style style:name="P4" style:family="paragraph" style:parent-style-name="Standard">
      <style:text-properties officeooo:paragraph-rsid="001bac80"/>
    </style:style>
    <style:style style:name="P5" style:family="paragraph" style:parent-style-name="Text_20_body">
      <style:paragraph-properties fo:margin-top="0in" fo:margin-bottom="0in" style:contextual-spacing="false"/>
    </style:style>
    <style:style style:name="P6" style:family="paragraph" style:parent-style-name="Text_20_body">
      <style:text-properties officeooo:paragraph-rsid="001bac80"/>
    </style:style>
    <style:style style:name="P7" style:family="paragraph" style:parent-style-name="Text_20_body">
      <style:paragraph-properties fo:margin-top="0in" fo:margin-bottom="0in" style:contextual-spacing="false"/>
      <style:text-properties officeooo:paragraph-rsid="001bac80"/>
    </style:style>
    <style:style style:name="P8" style:family="paragraph" style:parent-style-name="Text_20_body">
      <style:text-properties officeooo:paragraph-rsid="001d07d6"/>
    </style:style>
    <style:style style:name="T1" style:family="text">
      <style:text-properties fo:color="#000000" loext:opacity="100%" officeooo:rsid="001bac80" fo:background-color="transparent" loext:char-shading-value="0"/>
    </style:style>
    <style:style style:name="T2" style:family="text">
      <style:text-properties officeooo:rsid="001bac80"/>
    </style:style>
    <style:style style:name="T3" style:family="text">
      <style:text-properties officeooo:rsid="001d07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chool Projects</text:h>
      <text:p text:style-name="P2"/>
      <text:p text:style-name="P2">Publish Date: <text:span text:style-name="T2">11/19/2021</text:span></text:p>
      <text:p text:style-name="P2"/>
      <text:p text:style-name="P3"/>
      <text:p text:style-name="P4"><text:span text:style-name="T1">This blog post was made mostly just to move some of the information that was on the portfolio page for my school projects to a separate page, so that if people are interested to learn more, they can, but are not otherwise exposed to that extra info if they just want to see the finished pieces themselves.</text:span></text:p>
      <text:p text:style-name="P4"><text:span text:style-name="T1"/></text:p>
      <text:p text:style-name="P4">These were all done during my Associate's program and were generally done in 1-3 weeks. <text:line-break/></text:p>
      <text:h text:style-name="Heading_20_2" text:outline-level="2">Unity Platformer Level</text:h>
      <text:p text:style-name="Text_20_body"><text:span text:style-name="T3">This was a s</text:span>chool assignment I had in my third semester. I've included some of my pencil and paper designs below. We spent a couple classes establishing a character controller in playMaker, the health/damage systems, and the UI, using free assets. Then we were given creative freedom to make a platformer on our own, with intent to make it around 10 minutes long to play. </text:p>
      <text:p text:style-name="P8"/>
      <text:p text:style-name="P5"><text:s/></text:p>
      <text:p text:style-name="P5"><text:a xlink:type="simple" xlink:href="../../../portfolio/Images/OtherProjects/IMG_20200827_144618_edited.jpg" text:style-name="Internet_20_link" text:visited-style-name="Visited_20_Internet_20_Link"><text:s/></text:a></text:p>
      <text:h text:style-name="Heading_20_2" text:outline-level="2">Character Design</text:h>
      <text:p text:style-name="P6">Here is a character design of a creature called Vael I made for my first semester. It's a 2-3 page summary with some sketches. If the pdf viewer below isn't supported, you may click the button below it to open the pdf. </text:p>
      <text:p text:style-name="P7">Cinematics Script</text:p>
      <text:p text:style-name="Text_20_body">I had an assignment to write part of a cinematic in screenplay format. I included the original below (2:49 -6:19). If the pdf viewer below isn't supported, you may click the button below it to open the pdf. </text:p>
      <text:p text:style-name="P5"/>
      <text:h text:style-name="Heading_20_2" text:outline-level="2">Cinematics Storyboard</text:h>
      <text:p text:style-name="Text_20_body">This assignment was to make a storyboard of any cinematic I chose. I included the original below. </text:p>
      <text:p text:style-name="P5"><text:a xlink:type="simple" xlink:href="../../../portfolio/Images/OtherProjects/Storyboard1.png" text:style-name="Internet_20_link" text:visited-style-name="Visited_20_Internet_20_Link"><text:s/></text:a></text:p>
      <text:h text:style-name="Heading_20_2" text:outline-level="2">3D Models</text:h>
      <text:p text:style-name="Text_20_body">This was my first semester Game Design course assignment to make a weapon. This was made by directly referencing the Daedric Axe from The Elder Scrolls V: Skyrim. I made this in Blender. </text:p>
      <text:p text:style-name="P6"><text:a xlink:type="simple" xlink:href="../../../portfolio/Images/OtherProjects/Daedric_Axe_large.png" text:style-name="Internet_20_link" text:visited-style-name="Visited_20_Internet_20_Link"><text:s/></text:a></text:p>
      <text:p text:style-name="P6"><text:soft-page-break/>This was made in my 3D Modeling course. The assignment was to model any outdoor or indoor environment, using modular development (making set pieces and duplicating them). I picked a simple harbor/port. This was made in Maya, The textures were free assets downloaded from online. This involved basic modeling and UV texture mapping. I've included a screen capture of Maya with perspectives. </text:p>
      <text:p text:style-name="P6">Vector Graphics</text:p>
      <text:p text:style-name="P6">These were made with Adobe Illustrator as well as with Inkscape. They were for my Digital Design Concepts course. I used a reference photo and traced over it with vectors for the first image. For the second, I sketched the pictures of Mario and Link using reference images, scanned them in, and then traced over with vectors. It was a poster assignment. </text:p>
      <text:p text:style-name="P7"><text:a xlink:type="simple" xlink:href="../../../portfolio/Images/OtherProjects/Poster_Samara.png" text:style-name="Internet_20_link" text:visited-style-name="Visited_20_Internet_20_Link"><text:s/></text:a></text:p>
      <text:h text:style-name="Heading_20_2" text:outline-level="2">Raster Graphics</text:h>
      <text:p text:style-name="Text_20_body">These were made with Photoshop for my first semester Digital Imaging and Design course. I've used GIMP (GNU Image Manipulation Program) for over ten years, and I'm relatively familiar with creating/editing raster graphics. The first two were done by drawing over a reference layer, with the circlet and sword being images taken from the internet. The last assignment shown here involved combining real photos of landscapes to create a unique landsc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9:04:26.940563660</meta:creation-date>
    <dc:date>2021-11-19T19:44:05.777854603</dc:date>
    <meta:editing-duration>PT29M28S</meta:editing-duration>
    <meta:editing-cycles>2</meta:editing-cycles>
    <meta:generator>LibreOffice/7.2.2.2$Linux_X86_64 LibreOffice_project/20$Build-2</meta:generator>
    <meta:document-statistic meta:table-count="0" meta:image-count="0" meta:object-count="0" meta:page-count="2" meta:paragraph-count="24" meta:word-count="482" meta:character-count="2832" meta:non-whitespace-character-count="2355"/>
  </office:meta>
</office:document-meta>
</file>